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1542in" style:rel-column-width="10921*"/>
    </style:style>
    <style:style style:name="Table2.B" style:family="table-column">
      <style:table-column-properties style:column-width="1.1542in" style:rel-column-width="10923*"/>
    </style:style>
    <style:style style:name="Table2.D"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1.1625in" style:rel-column-width="11001*"/>
    </style:style>
    <style:style style:name="Table3.B" style:family="table-column">
      <style:table-column-properties style:column-width="0.5014in" style:rel-column-width="4744*"/>
    </style:style>
    <style:style style:name="Table3.C" style:family="table-column">
      <style:table-column-properties style:column-width="1.6569in" style:rel-column-width="15680*"/>
    </style:style>
    <style:style style:name="Table3.D" style:family="table-column">
      <style:table-column-properties style:column-width="1.109in" style:rel-column-width="10495*"/>
    </style:style>
    <style:style style:name="Table3.F" style:family="table-column">
      <style:table-column-properties style:column-width="1.3861in" style:rel-column-width="1312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1.7313in" style:rel-column-width="16384*"/>
    </style:style>
    <style:style style:name="Table5.D"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officeooo:rsid="001cb4cb" officeooo:paragraph-rsid="001cb4cb"/>
    </style:style>
    <style:style style:name="P2" style:family="paragraph" style:parent-style-name="Standard">
      <style:text-properties officeooo:paragraph-rsid="001cb4cb"/>
    </style:style>
    <style:style style:name="P3" style:family="paragraph" style:parent-style-name="Heading_20_2">
      <style:text-properties officeooo:paragraph-rsid="001cb4cb"/>
    </style:style>
    <style:style style:name="P4" style:family="paragraph" style:parent-style-name="Standard" style:list-style-name="L1"/>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Standard" style:list-style-name="L1"/>
    <style:style style:name="P19" style:family="paragraph" style:parent-style-name="Standard">
      <style:text-properties officeooo:paragraph-rsid="001cb4cb"/>
    </style:style>
    <style:style style:name="P20" style:family="paragraph" style:parent-style-name="Standard">
      <style:text-properties officeooo:rsid="001cb4cb" officeooo:paragraph-rsid="001cb4cb"/>
    </style:style>
    <style:style style:name="P21" style:family="paragraph" style:parent-style-name="Heading_20_2">
      <style:text-properties officeooo:paragraph-rsid="001cb4cb"/>
    </style:style>
    <style:style style:name="P22" style:family="paragraph" style:parent-style-name="Heading_20_1">
      <style:text-properties officeooo:rsid="001cb4cb" officeooo:paragraph-rsid="001cb4cb"/>
    </style:style>
    <style:style style:name="P23" style:family="paragraph" style:parent-style-name="Heading_20_1" style:master-page-name="First_20_Page">
      <style:paragraph-properties style:page-number="auto"/>
    </style:style>
    <style:style style:name="P2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1cb4cb"/>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officeooo:rsid="001ad35f"/>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font-weight="normal" officeooo:rsid="001cb4cb" style:font-name-asian="Times New Roman" style:font-size-asian="12pt" style:font-weight-asian="normal" style:font-name-complex="Times New Roman" style:font-size-complex="12pt" style:language-complex="ar" style:country-complex="SA" style:font-weight-complex="normal"/>
    </style:style>
    <style:style style:name="T8" style:family="text">
      <style:text-properties officeooo:rsid="001cb4cb"/>
    </style:style>
    <style:style style:name="T9" style:family="text">
      <style:text-properties fo:font-weight="bold" style:font-weight-asian="bold" style:font-weight-complex="bold"/>
    </style:style>
    <style:style style:name="T10" style:family="text">
      <style:text-properties fo:font-weight="bold" officeooo:rsid="001cb4c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cb4cb" style:font-weight-asian="normal" style:font-weight-complex="normal"/>
    </style:style>
    <style:style style:name="T13" style:family="text">
      <style:text-properties fo:font-weight="normal" officeooo:rsid="001eac4b" style:font-weight-asian="normal" style:font-weight-complex="normal"/>
    </style:style>
    <style:style style:name="T14"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2902240" text:id="ct62902240">
          <text:insertion>
            <office:change-info>
              <dc:creator>Bob Jacobsen</dc:creator>
              <dc:date>2012-11-15T01:15:00</dc:date>
            </office:change-info>
          </text:insertion>
        </text:changed-region>
        <text:changed-region xml:id="ct62976944" text:id="ct62976944">
          <text:insertion>
            <office:change-info>
              <dc:creator>Bob Jacobsen</dc:creator>
              <dc:date>2012-11-15T01:16:00</dc:date>
            </office:change-info>
          </text:insertion>
        </text:changed-region>
        <text:changed-region xml:id="ct62784768" text:id="ct62784768">
          <text:insertion>
            <office:change-info>
              <dc:creator>Bob Jacobsen</dc:creator>
              <dc:date>2012-11-15T01:17:00</dc:date>
            </office:change-info>
          </text:insertion>
        </text:changed-region>
        <text:changed-region xml:id="ct62965264" text:id="ct62965264">
          <text:insertion>
            <office:change-info>
              <dc:creator>Bob Jacobsen</dc:creator>
              <dc:date>2013-10-18T06:30:00</dc:date>
            </office:change-info>
          </text:insertion>
        </text:changed-region>
        <text:changed-region xml:id="ct62965984" text:id="ct62965984">
          <text:insertion>
            <office:change-info>
              <dc:creator>Bob Jacobsen</dc:creator>
              <dc:date>2012-11-15T01:17:00</dc:date>
            </office:change-info>
          </text:insertion>
        </text:changed-region>
        <text:changed-region xml:id="ct69854352" text:id="ct69854352">
          <text:deletion>
            <office:change-info>
              <dc:creator>Balazs Racz</dc:creator>
              <dc:date>2014-12-23T18:22:00</dc:date>
            </office:change-info>
            <text:h text:style-name="P1" text:outline-level="1">Specified Sections</text:h>
          </text:deletion>
          <text:insertion>
            <office:change-info office:chg-author="Bob Jacobsen" office:chg-date-time="2012-11-15T01:17:00"/>
          </text:insertion>
        </text:changed-region>
        <text:changed-region xml:id="ct62966176" text:id="ct62966176">
          <text:deletion>
            <office:change-info>
              <dc:creator>Bob Jacobsen</dc:creator>
              <dc:date>2012-11-15T01:17:00</dc:date>
            </office:change-info>
            <text:h text:style-name="P1" text:outline-level="1">Annotations to the Standard</text:h>
          </text:deletion>
        </text:changed-region>
        <text:changed-region xml:id="ct63707056" text:id="ct63707056">
          <text:insertion>
            <office:change-info>
              <dc:creator>Balazs Racz</dc:creator>
              <dc:date>2014-12-23T18:22:00</dc:date>
            </office:change-info>
          </text:insertion>
        </text:changed-region>
        <text:changed-region xml:id="ct62963936" text:id="ct62963936">
          <text:insertion>
            <office:change-info>
              <dc:creator>Bob Jacobsen</dc:creator>
              <dc:date>2012-11-15T01:17:00</dc:date>
            </office:change-info>
          </text:insertion>
        </text:changed-region>
        <text:changed-region xml:id="ct71371504" text:id="ct71371504">
          <text:insertion>
            <office:change-info>
              <dc:creator>Balazs Racz</dc:creator>
              <dc:date>2014-12-23T18:22:00</dc:date>
            </office:change-info>
          </text:insertion>
        </text:changed-region>
        <text:changed-region xml:id="ct63706240" text:id="ct63706240">
          <text:deletion>
            <office:change-info>
              <dc:creator>Balazs Racz</dc:creator>
              <dc:date>2014-12-23T18:22:00</dc:date>
            </office:change-info>
            <text:p text:style-name="P2"><text:span text:style-name="T1">This is the usual section organization for a Technical Note, to accumulate the Standard and Technical Note content in its eventual order.</text:span></text:p>
          </text:deletion>
          <text:insertion>
            <office:change-info office:chg-author="Bob Jacobsen" office:chg-date-time="2012-11-15T01:18:00"/>
          </text:insertion>
        </text:changed-region>
        <text:changed-region xml:id="ct72739440" text:id="ct72739440">
          <text:insertion>
            <office:change-info>
              <dc:creator>Balazs Racz</dc:creator>
              <dc:date>2014-12-23T18:23:00</dc:date>
            </office:change-info>
          </text:insertion>
        </text:changed-region>
        <text:changed-region xml:id="ct72939856" text:id="ct72939856">
          <text:insertion>
            <office:change-info>
              <dc:creator>Balazs Racz</dc:creator>
              <dc:date>2014-12-23T18:23:00</dc:date>
            </office:change-info>
          </text:insertion>
        </text:changed-region>
        <text:changed-region xml:id="ct69981072" text:id="ct69981072">
          <text:deletion>
            <office:change-info>
              <dc:creator>Balazs Racz</dc:creator>
              <dc:date>2014-12-23T18:23:00</dc:date>
            </office:change-info>
            <text:h text:style-name="P3" text:outline-level="2"/>
            <text:p text:style-name="P2"><text:span text:style-name="T1">Lorem ipsum dolor sit amet, consectetur adipiscing elit.</text:span></text:p>
          </text:deletion>
        </text:changed-region>
        <text:changed-region xml:id="ct62872208" text:id="ct62872208">
          <text:deletion>
            <office:change-info>
              <dc:creator>Balazs Racz</dc:creator>
              <dc:date>2014-12-23T18:23:00</dc:date>
            </office:change-info>
            <text:p text:style-name="P2"><text:span text:style-name="T1"><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span></text:p>
          </text:deletion>
          <text:insertion>
            <office:change-info office:chg-author="Bob Jacobsen" office:chg-date-time="2012-04-22T15:03:00"/>
          </text:insertion>
        </text:changed-region>
        <text:changed-region xml:id="ct58002320" text:id="ct58002320">
          <text:deletion>
            <office:change-info>
              <dc:creator>Balazs Racz</dc:creator>
              <dc:date>2014-12-23T18:23:00</dc:date>
            </office:change-info>
            <text:p text:style-name="P2"><text:span text:style-name="T1"><text:s/>Fusce ornare mattis justo vitae imperdiet. Cum sociis natoque penatibus et magnis dis parturient montes, nascetur ridiculus mus. Fusce ornare mattis justo vitae imperdiet. Cum sociis natoque penatibus et magnis dis parturient montes, nascetur ridiculus mus.</text:span></text:p>
          </text:deletion>
        </text:changed-region>
        <text:changed-region xml:id="ct72414976" text:id="ct72414976">
          <text:insertion>
            <office:change-info>
              <dc:creator>Balazs Racz</dc:creator>
              <dc:date>2014-12-23T18:23:00</dc:date>
            </office:change-info>
          </text:insertion>
        </text:changed-region>
        <text:changed-region xml:id="ct79331328" text:id="ct79331328">
          <text:insertion>
            <office:change-info>
              <dc:creator>Balazs Racz</dc:creator>
              <dc:date>2014-12-23T18:28:00</dc:date>
            </office:change-info>
          </text:insertion>
        </text:changed-region>
        <text:changed-region xml:id="ct74939760" text:id="ct74939760">
          <text:insertion>
            <office:change-info>
              <dc:creator>Balazs Racz</dc:creator>
              <dc:date>2014-12-23T18:25:00</dc:date>
            </office:change-info>
          </text:insertion>
        </text:changed-region>
        <text:changed-region xml:id="ct75667040" text:id="ct75667040">
          <text:insertion>
            <office:change-info>
              <dc:creator>Balazs Racz</dc:creator>
              <dc:date>2014-12-23T18:26:00</dc:date>
            </office:change-info>
          </text:insertion>
        </text:changed-region>
        <text:changed-region xml:id="ct76934720" text:id="ct76934720">
          <text:insertion>
            <office:change-info>
              <dc:creator>Balazs Racz</dc:creator>
              <dc:date>2014-12-23T18:27:00</dc:date>
            </office:change-info>
          </text:insertion>
        </text:changed-region>
        <text:changed-region xml:id="ct76532352" text:id="ct76532352">
          <text:insertion>
            <office:change-info>
              <dc:creator>Balazs Racz</dc:creator>
              <dc:date>2014-12-23T18:28:00</dc:date>
            </office:change-info>
          </text:insertion>
        </text:changed-region>
        <text:changed-region xml:id="ct72942720" text:id="ct72942720">
          <text:insertion>
            <office:change-info>
              <dc:creator>Balazs Racz</dc:creator>
              <dc:date>2014-12-23T18:24:00</dc:date>
            </office:change-info>
          </text:insertion>
        </text:changed-region>
        <text:changed-region xml:id="ct78134384" text:id="ct78134384">
          <text:insertion>
            <office:change-info>
              <dc:creator>Balazs Racz</dc:creator>
              <dc:date>2014-12-23T18:28:00</dc:date>
            </office:change-info>
          </text:insertion>
        </text:changed-region>
        <text:changed-region xml:id="ct78830896" text:id="ct78830896">
          <text:insertion>
            <office:change-info>
              <dc:creator>Balazs Racz</dc:creator>
              <dc:date>2014-12-23T18:29:00</dc:date>
            </office:change-info>
          </text:insertion>
        </text:changed-region>
        <text:changed-region xml:id="ct74866944" text:id="ct74866944">
          <text:insertion>
            <office:change-info>
              <dc:creator>Balazs Racz</dc:creator>
              <dc:date>2014-12-23T18:31:00</dc:date>
            </office:change-info>
          </text:insertion>
        </text:changed-region>
        <text:changed-region xml:id="ct82226864" text:id="ct82226864">
          <text:insertion>
            <office:change-info>
              <dc:creator>Balazs Racz</dc:creator>
              <dc:date>2014-12-23T18:32:00</dc:date>
            </office:change-info>
          </text:insertion>
        </text:changed-region>
        <text:changed-region xml:id="ct84126320" text:id="ct84126320">
          <text:insertion>
            <office:change-info>
              <dc:creator>Balazs Racz</dc:creator>
              <dc:date>2014-12-23T18:34:00</dc:date>
            </office:change-info>
          </text:insertion>
        </text:changed-region>
        <text:changed-region xml:id="ct84516960" text:id="ct84516960">
          <text:insertion>
            <office:change-info>
              <dc:creator>Balazs Racz</dc:creator>
              <dc:date>2014-12-23T18:35:00</dc:date>
            </office:change-info>
          </text:insertion>
        </text:changed-region>
        <text:changed-region xml:id="ct91742896" text:id="ct91742896">
          <text:insertion>
            <office:change-info>
              <dc:creator>Balazs Racz</dc:creator>
              <dc:date>2014-12-23T18:41:00</dc:date>
            </office:change-info>
          </text:insertion>
        </text:changed-region>
        <text:changed-region xml:id="ct90917376" text:id="ct90917376">
          <text:insertion>
            <office:change-info>
              <dc:creator>Balazs Racz</dc:creator>
              <dc:date>2014-12-23T18:42:00</dc:date>
            </office:change-info>
          </text:insertion>
        </text:changed-region>
        <text:changed-region xml:id="ct73896208" text:id="ct73896208">
          <text:insertion>
            <office:change-info>
              <dc:creator>Balazs Racz</dc:creator>
              <dc:date>2014-12-23T18:45:00</dc:date>
            </office:change-info>
          </text:insertion>
        </text:changed-region>
        <text:changed-region xml:id="ct60452672" text:id="ct60452672">
          <text:insertion>
            <office:change-info>
              <dc:creator>Balazs Racz</dc:creator>
              <dc:date>2014-12-23T18:36:00</dc:date>
            </office:change-info>
          </text:insertion>
        </text:changed-region>
        <text:changed-region xml:id="ct88187680" text:id="ct88187680">
          <text:insertion>
            <office:change-info>
              <dc:creator>Balazs Racz</dc:creator>
              <dc:date>2014-12-23T18:37:00</dc:date>
            </office:change-info>
          </text:insertion>
        </text:changed-region>
        <text:changed-region xml:id="ct90576336" text:id="ct90576336">
          <text:insertion>
            <office:change-info>
              <dc:creator>Balazs Racz</dc:creator>
              <dc:date>2014-12-23T18:38:00</dc:date>
            </office:change-info>
          </text:insertion>
        </text:changed-region>
        <text:changed-region xml:id="ct90167296" text:id="ct90167296">
          <text:insertion>
            <office:change-info>
              <dc:creator>Balazs Racz</dc:creator>
              <dc:date>2014-12-23T18:39:00</dc:date>
            </office:change-info>
          </text:insertion>
        </text:changed-region>
        <text:changed-region xml:id="ct91061648" text:id="ct91061648">
          <text:insertion>
            <office:change-info>
              <dc:creator>Balazs Racz</dc:creator>
              <dc:date>2014-12-23T18:40:00</dc:date>
            </office:change-info>
          </text:insertion>
        </text:changed-region>
        <text:changed-region xml:id="ct93982496" text:id="ct93982496">
          <text:insertion>
            <office:change-info>
              <dc:creator>Balazs Racz</dc:creator>
              <dc:date>2014-12-23T18:43:00</dc:date>
            </office:change-info>
          </text:insertion>
        </text:changed-region>
        <text:changed-region xml:id="ct95419104" text:id="ct95419104">
          <text:insertion>
            <office:change-info>
              <dc:creator>Balazs Racz</dc:creator>
              <dc:date>2014-12-23T18:44:00</dc:date>
            </office:change-info>
          </text:insertion>
        </text:changed-region>
        <text:changed-region xml:id="ct62873440" text:id="ct62873440">
          <text:insertion>
            <office:change-info>
              <dc:creator>Bob Jacobsen</dc:creator>
              <dc:date>2013-03-21T09:58:00</dc:date>
            </office:change-info>
          </text:insertion>
        </text:changed-region>
        <text:changed-region xml:id="ct62934896" text:id="ct62934896">
          <text:insertion>
            <office:change-info>
              <dc:creator>Bob Jacobsen</dc:creator>
              <dc:date>2013-10-17T00:29:00</dc:date>
            </office:change-info>
          </text:insertion>
        </text:changed-region>
        <text:changed-region xml:id="ct63596752" text:id="ct63596752">
          <text:insertion>
            <office:change-info>
              <dc:creator>Bob Jacobsen</dc:creator>
              <dc:date>2013-10-17T00:29:00</dc:date>
            </office:change-info>
          </text:insertion>
        </text:changed-region>
        <text:changed-region xml:id="ct63597904" text:id="ct63597904">
          <text:insertion>
            <office:change-info>
              <dc:creator>Bob Jacobsen</dc:creator>
              <dc:date>2013-10-17T00:29:00</dc:date>
            </office:change-info>
          </text:insertion>
        </text:changed-region>
        <text:changed-region xml:id="ct62609792" text:id="ct62609792">
          <text:insertion>
            <office:change-info>
              <dc:creator>Bob Jacobsen</dc:creator>
              <dc:date>2013-10-17T00:29:00</dc:date>
            </office:change-info>
          </text:insertion>
        </text:changed-region>
        <text:changed-region xml:id="ct63595184" text:id="ct63595184">
          <text:insertion>
            <office:change-info>
              <dc:creator>Bob Jacobsen</dc:creator>
              <dc:date>2013-10-18T06:14:00</dc:date>
            </office:change-info>
          </text:insertion>
        </text:changed-region>
        <text:changed-region xml:id="ct62609984" text:id="ct62609984">
          <text:insertion>
            <office:change-info>
              <dc:creator>Bob Jacobsen</dc:creator>
              <dc:date>2013-10-17T00:29:00</dc:date>
            </office:change-info>
          </text:insertion>
        </text:changed-region>
        <text:changed-region xml:id="ct62610528" text:id="ct62610528">
          <text:insertion>
            <office:change-info>
              <dc:creator>Bob Jacobsen</dc:creator>
              <dc:date>2013-10-18T06:14:00</dc:date>
            </office:change-info>
          </text:insertion>
        </text:changed-region>
        <text:changed-region xml:id="ct62612000" text:id="ct62612000">
          <text:insertion>
            <office:change-info>
              <dc:creator>Bob Jacobsen</dc:creator>
              <dc:date>2013-10-18T06:06:00</dc:date>
            </office:change-info>
          </text:insertion>
        </text:changed-region>
        <text:changed-region xml:id="ct62612336" text:id="ct62612336">
          <text:insertion>
            <office:change-info>
              <dc:creator>Bob Jacobsen</dc:creator>
              <dc:date>2013-10-18T06:06:00</dc:date>
            </office:change-info>
          </text:insertion>
        </text:changed-region>
        <text:changed-region xml:id="ct62612880" text:id="ct62612880">
          <text:insertion>
            <office:change-info>
              <dc:creator>Bob Jacobsen</dc:creator>
              <dc:date>2013-10-18T06:07:00</dc:date>
            </office:change-info>
          </text:insertion>
        </text:changed-region>
        <text:changed-region xml:id="ct63341536" text:id="ct63341536">
          <text:insertion>
            <office:change-info>
              <dc:creator>Bob Jacobsen</dc:creator>
              <dc:date>2013-11-02T20:46:00</dc:date>
            </office:change-info>
          </text:insertion>
        </text:changed-region>
        <text:changed-region xml:id="ct62935568" text:id="ct62935568">
          <text:insertion>
            <office:change-info>
              <dc:creator>Bob Jacobsen</dc:creator>
              <dc:date>2013-10-18T06:14:00</dc:date>
            </office:change-info>
          </text:insertion>
        </text:changed-region>
        <text:changed-region xml:id="ct63342272" text:id="ct63342272">
          <text:insertion>
            <office:change-info>
              <dc:creator>Bob Jacobsen</dc:creator>
              <dc:date>2013-10-18T06:06:00</dc:date>
            </office:change-info>
          </text:insertion>
        </text:changed-region>
        <text:changed-region xml:id="ct63342464" text:id="ct63342464">
          <text:insertion>
            <office:change-info>
              <dc:creator>Bob Jacobsen</dc:creator>
              <dc:date>2013-10-18T06:14:00</dc:date>
            </office:change-info>
          </text:insertion>
        </text:changed-region>
        <text:changed-region xml:id="ct63343712" text:id="ct63343712">
          <text:insertion>
            <office:change-info>
              <dc:creator>Bob Jacobsen</dc:creator>
              <dc:date>2013-10-18T06:06:00</dc:date>
            </office:change-info>
          </text:insertion>
        </text:changed-region>
        <text:changed-region xml:id="ct63343904" text:id="ct63343904">
          <text:insertion>
            <office:change-info>
              <dc:creator>Bob Jacobsen</dc:creator>
              <dc:date>2013-03-21T09:58:00</dc:date>
            </office:change-info>
          </text:insertion>
        </text:changed-region>
        <text:changed-region xml:id="ct62936176" text:id="ct62936176">
          <text:insertion>
            <office:change-info>
              <dc:creator>Bob Jacobsen</dc:creator>
              <dc:date>2013-03-21T09:58:00</dc:date>
            </office:change-info>
          </text:insertion>
        </text:changed-region>
        <text:changed-region xml:id="ct63548400" text:id="ct63548400">
          <text:insertion>
            <office:change-info>
              <dc:creator>Bob Jacobsen</dc:creator>
              <dc:date>2013-03-21T09:58:00</dc:date>
            </office:change-info>
          </text:insertion>
        </text:changed-region>
        <text:changed-region xml:id="ct63343328" text:id="ct63343328">
          <text:insertion>
            <office:change-info>
              <dc:creator>Bob Jacobsen</dc:creator>
              <dc:date>2013-03-21T09:58:00</dc:date>
            </office:change-info>
          </text:insertion>
        </text:changed-region>
        <text:changed-region xml:id="ct63344912" text:id="ct63344912">
          <text:insertion>
            <office:change-info>
              <dc:creator>Bob Jacobsen</dc:creator>
              <dc:date>2013-03-21T09:58:00</dc:date>
            </office:change-info>
          </text:insertion>
        </text:changed-region>
        <text:changed-region xml:id="ct63344096" text:id="ct63344096">
          <text:insertion>
            <office:change-info>
              <dc:creator>Bob Jacobsen</dc:creator>
              <dc:date>2013-10-18T06:15:00</dc:date>
            </office:change-info>
          </text:insertion>
        </text:changed-region>
        <text:changed-region xml:id="ct63344528" text:id="ct63344528">
          <text:insertion>
            <office:change-info>
              <dc:creator>Bob Jacobsen</dc:creator>
              <dc:date>2013-10-18T06:10:00</dc:date>
            </office:change-info>
          </text:insertion>
        </text:changed-region>
        <text:changed-region xml:id="ct62970752" text:id="ct62970752">
          <text:insertion>
            <office:change-info>
              <dc:creator>Bob Jacobsen</dc:creator>
              <dc:date>2013-03-21T09:58:00</dc:date>
            </office:change-info>
          </text:insertion>
        </text:changed-region>
        <text:changed-region xml:id="ct62971856" text:id="ct62971856">
          <text:insertion>
            <office:change-info>
              <dc:creator>Bob Jacobsen</dc:creator>
              <dc:date>2013-03-21T09:58:00</dc:date>
            </office:change-info>
          </text:insertion>
        </text:changed-region>
        <text:changed-region xml:id="ct62972048" text:id="ct62972048">
          <text:insertion>
            <office:change-info>
              <dc:creator>Bob Jacobsen</dc:creator>
              <dc:date>2013-10-18T06:11:00</dc:date>
            </office:change-info>
          </text:insertion>
        </text:changed-region>
        <text:changed-region xml:id="ct62972240" text:id="ct62972240">
          <text:insertion>
            <office:change-info>
              <dc:creator>Bob Jacobsen</dc:creator>
              <dc:date>2013-10-18T06:15:00</dc:date>
            </office:change-info>
          </text:insertion>
        </text:changed-region>
        <text:changed-region xml:id="ct62973072" text:id="ct62973072">
          <text:insertion>
            <office:change-info>
              <dc:creator>Bob Jacobsen</dc:creator>
              <dc:date>2013-10-18T06:25:00</dc:date>
            </office:change-info>
          </text:insertion>
        </text:changed-region>
        <text:changed-region xml:id="ct62927088" text:id="ct62927088">
          <text:insertion>
            <office:change-info>
              <dc:creator>Bob Jacobsen</dc:creator>
              <dc:date>2013-10-18T06:18:00</dc:date>
            </office:change-info>
          </text:insertion>
        </text:changed-region>
        <text:changed-region xml:id="ct62927280" text:id="ct62927280">
          <text:insertion>
            <office:change-info>
              <dc:creator>Bob Jacobsen</dc:creator>
              <dc:date>2013-10-18T06:20:00</dc:date>
            </office:change-info>
          </text:insertion>
        </text:changed-region>
        <text:changed-region xml:id="ct62927472" text:id="ct62927472">
          <text:insertion>
            <office:change-info>
              <dc:creator>Bob Jacobsen</dc:creator>
              <dc:date>2013-10-18T06:18:00</dc:date>
            </office:change-info>
          </text:insertion>
        </text:changed-region>
        <text:changed-region xml:id="ct62927952" text:id="ct62927952">
          <text:insertion>
            <office:change-info>
              <dc:creator>Bob Jacobsen</dc:creator>
              <dc:date>2013-10-18T06:20:00</dc:date>
            </office:change-info>
          </text:insertion>
        </text:changed-region>
        <text:changed-region xml:id="ct62928720" text:id="ct62928720">
          <text:insertion>
            <office:change-info>
              <dc:creator>Bob Jacobsen</dc:creator>
              <dc:date>2013-10-18T06:18:00</dc:date>
            </office:change-info>
          </text:insertion>
        </text:changed-region>
        <text:changed-region xml:id="ct62928912" text:id="ct62928912">
          <text:insertion>
            <office:change-info>
              <dc:creator>Bob Jacobsen</dc:creator>
              <dc:date>2013-10-18T06:15:00</dc:date>
            </office:change-info>
          </text:insertion>
        </text:changed-region>
        <text:changed-region xml:id="ct62929184" text:id="ct62929184">
          <text:insertion>
            <office:change-info>
              <dc:creator>Bob Jacobsen</dc:creator>
              <dc:date>2013-10-18T06:10:00</dc:date>
            </office:change-info>
          </text:insertion>
        </text:changed-region>
        <text:changed-region xml:id="ct62510240" text:id="ct62510240">
          <text:insertion>
            <office:change-info>
              <dc:creator>Bob Jacobsen</dc:creator>
              <dc:date>2013-03-21T09:58:00</dc:date>
            </office:change-info>
          </text:insertion>
        </text:changed-region>
        <text:changed-region xml:id="ct63596944" text:id="ct63596944">
          <text:deletion>
            <office:change-info>
              <dc:creator>Bob Jacobsen</dc:creator>
              <dc:date>2013-10-18T06:32:00</dc:date>
            </office:change-info>
            <text:p text:style-name="Standard"><text:s/></text:p>
          </text:deletion>
        </text:changed-region>
        <text:changed-region xml:id="ct62878704" text:id="ct62878704">
          <text:insertion>
            <office:change-info>
              <dc:creator>Bob Jacobsen</dc:creator>
              <dc:date>2013-10-18T06:32:00</dc:date>
            </office:change-info>
          </text:insertion>
        </text:changed-region>
        <text:changed-region xml:id="ct63303856" text:id="ct63303856">
          <text:deletion>
            <office:change-info>
              <dc:creator>Bob Jacobsen</dc:creator>
              <dc:date>2013-03-21T09:59:00</dc:date>
            </office:change-info>
            <text:h text:style-name="Heading_20_1" text:outline-level="1">Section Title</text:h>
          </text:deletion>
        </text:changed-region>
        <text:changed-region xml:id="ct63721696" text:id="ct63721696">
          <text:insertion>
            <office:change-info>
              <dc:creator>Bob Jacobsen</dc:creator>
              <dc:date>2013-03-21T09:59:00</dc:date>
            </office:change-info>
          </text:insertion>
        </text:changed-region>
        <text:changed-region xml:id="ct63616528" text:id="ct63616528">
          <text:insertion>
            <office:change-info>
              <dc:creator>Bob Jacobsen</dc:creator>
              <dc:date>2013-10-18T06:32:00</dc:date>
            </office:change-info>
          </text:insertion>
        </text:changed-region>
        <text:changed-region xml:id="ct63302576" text:id="ct63302576">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63302384" text:id="ct63302384">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6746737795587273259" text:style-name="L1">
              <text:list-item>
                <text:p text:style-name="P4">Lorem ipsum dolor sit amet, consectetur adipiscing elit. </text:p>
              </text:list-item>
              <text:list-item>
                <text:p text:style-name="P4">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63311024" text:id="ct63311024">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change-start text:change-id="ct62902240"/></text:h>
      <text:p text:style-name="Standard">A <text:change-end text:change-id="ct62902240"/><text:change-start text:change-id="ct62976944"/>Working Note is an intermediate step in <text:span text:style-name="T6">the</text:span> documentation process. <text:s/>It gathers together the content from various informal development <text:span text:style-name="T6">documents</text:span>, discussions, etc into a single place. <text:s/><text:change-end text:change-id="ct62976944"/><text:change-start text:change-id="ct62784768"/>One or more Working Notes form the basic for the next step, which is one or more Standard/TechNote pairs.</text:p>
      <text:p text:style-name="Standard">Status of this Working Note: It's had info from various threads and HTML docs dumped into it, but it hasn't yet been organized at all (as of Oct 18, 2013).</text:p>
      <text:h text:style-name="Heading_20_2" text:outline-level="2">Served Use Cases</text:h>
      <text:h text:style-name="Heading_20_2" text:outline-level="2">Unserved Use Cases</text:h>
      <text:p text:style-name="Standard"><text:change-end text:change-id="ct62784768"/><text:change-start text:change-id="ct62965264"/>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text:soft-page-break/>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change-end text:change-id="ct62965264"/><text:change-start text:change-id="ct62965984"/></text:p>
      <text:h text:style-name="P1" text:outline-level="1"><text:change-end text:change-id="ct62965984"/><text:change text:change-id="ct69854352"/><text:change text:change-id="ct62966176"/><text:change-start text:change-id="ct63707056"/>Annotations to the Standard<text:change-end text:change-id="ct63707056"/><text:change-start text:change-id="ct62963936"/></text:h>
      <text:p text:style-name="P2"><text:change-end text:change-id="ct62963936"/><text:change-start text:change-id="ct71371504"/><text:span text:style-name="T1">This section provides background information on corresponding sections of the Standard document. It is expected that two documents will be read together.</text:span><text:change-end text:change-id="ct71371504"/><text:change text:change-id="ct63706240"/></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change-start text:change-id="ct72739440"/><text:span text:style-name="T1">s</text:span><text:change-end text:change-id="ct72739440"/> and Context<text:change-start text:change-id="ct72939856"/></text:h>
      <text:h text:style-name="P3" text:outline-level="2"><text:change-end text:change-id="ct72939856"/><text:change text:change-id="ct69981072"/><text:change text:change-id="ct62872208"/><text:change text:change-id="ct58002320"/><text:change-start text:change-id="ct72414976"/><text:span text:style-name="T1">Definitions</text:span></text:h>
      <text:p text:style-name="P20"><text:change-end text:change-id="ct72414976"/><text:change-start text:change-id="ct79331328"/><text:span text:style-name="T9">Stream.</text:span> <text:change-end text:change-id="ct79331328"/><text:change-start text:change-id="ct74939760"/>Other examples of streaming protocols would be TCP, or a unix pipe. The big difference to TCP is that the OpenLCB streams are uni-directional, whereas TCP connections provide bi-directional data transport. <text:change-end text:change-id="ct74939760"/><text:change-start text:change-id="ct75667040"/>TCP also allows some out-of-band information to be sent during a live connection, although this is a rately used feature. OpenLCB does not allow out-of-band information; any out-of-band information needs to be sent using different protocols. It is expected that <text:change-end text:change-id="ct75667040"/><text:change-start text:change-id="ct76934720"/>for most streaming applications the application level protocol will define a sequence of actions, where some may use direct OpenLCB messages, others may use datagrams, <text:change-end text:change-id="ct76934720"/><text:change-start text:change-id="ct76532352"/>and the stream <text:change-end text:change-id="ct76532352"/><text:change-start text:change-id="ct72942720"/></text:p>
      <text:p text:style-name="P20">The <text:span text:style-name="T9">Source node</text:span><text:span text:style-name="T11"> and </text:span><text:span text:style-name="T9">Destination node</text:span><text:span text:style-name="T11"> concepts are defined based on the direction of data flow.</text:span><text:change-end text:change-id="ct72942720"/><text:change-start text:change-id="ct78134384"/><text:span text:style-name="T11"> </text:span><text:change-end text:change-id="ct78134384"/><text:change-start text:change-id="ct78830896"/><text:span text:style-name="T11">The source node is the node sending the data, irrespectively of which node requested the data transfer. Let's take the example of the Memory Configuration Protocol Streaming Read command. Here the client (say a PC-based configuration tool) the sends a datagram to the server (say an OpenLCB board, or a train node), requesting a read using streams, but the server will be the Source node and the client will be the Destination node.</text:span><text:change-end text:change-id="ct78830896"/><text:change-start text:change-id="ct74866944"/><text:span text:style-name="T11"> This also means that the server will send the Stream</text:span><text:change-end text:change-id="ct74866944"/><text:change-start text:change-id="ct82226864"/><text:span text:style-name="T11"> Initiate Request message to the client. Also the Source Stream ID will be assigned by the server, and the destination Stream ID will be assigned by the client.</text:span><text:change-end text:change-id="ct82226864"/><text:change-start text:change-id="ct84126320"/></text:p>
      <text:p text:style-name="P2"><text:soft-page-break/><text:span text:style-name="T10">Source Stream ID</text:span><text:change-end text:change-id="ct84126320"/><text:change-start text:change-id="ct84516960"/><text:span text:style-name="T12"> and </text:span><text:span text:style-name="T10">Destination Stream ID</text:span><text:span text:style-name="T12">, from a formal correctness perspective, are only used to disambiguate between multiple concurrently open streams between two given nodes. </text:span><text:change-end text:change-id="ct84516960"/><text:change-start text:change-id="ct91742896"/><text:span text:style-name="T12">A stream is uniquely identified by </text:span><text:change-end text:change-id="ct91742896"/><text:change-start text:change-id="ct90917376"/><text:span text:style-name="T12">(Source Node ID, Destination Node ID, Source Stream ID) triple, as well as the (Source Node ID, Destination Node ID, Destination Stream ID) triple. </text:span><text:change-end text:change-id="ct90917376"/><text:change-start text:change-id="ct73896208"/><text:span text:style-name="T12">This means that Source Stream ID, by itself, is not required to be unique; neither Destination Stream ID, b itself.</text:span></text:p>
      <text:p text:style-name="P2"><text:change-end text:change-id="ct73896208"/><text:change-start text:change-id="ct60452672"/><text:span text:style-name="T12">There is a large flexibility on the implementation for how these IDs can be used.</text:span><text:change-end text:change-id="ct60452672"/><text:change-start text:change-id="ct88187680"/><text:span text:style-name="T12"> A small node may use only one fixed stream ID and not ever allow multiple streams to be open concurrently. A medium-sized node may have a fixed number of slots for open streams, and </text:span><text:change-end text:change-id="ct88187680"/><text:change-start text:change-id="ct90576336"/><text:span text:style-name="T12">could use the Str</text:span><text:change-end text:change-id="ct90576336"/><text:change-start text:change-id="ct90167296"/><text:span text:style-name="T12">eam ID as a direct slot index. A large node could dynamically allocate the Stream objects, and keep an associative array of </text:span><text:change-end text:change-id="ct90167296"/><text:change-start text:change-id="ct91061648"/><text:span text:style-name="T12">(opposite end Node ID, stream ID) </text:span><text:span text:style-name="T7">→</text:span><text:span text:style-name="T12"> object reference.</text:span><text:change-end text:change-id="ct91061648"/><text:change-start text:change-id="ct93982496"/><text:span text:style-name="T12"> For ease of implementation, the opposite stream ID is </text:span><text:span text:style-name="T13">always</text:span><text:span text:style-name="T12"> sent along </text:span><text:span text:style-name="T13">with</text:span><text:span text:style-name="T12"> the streaming messages so that the receiving node can perform a direct lookup of the data associated with the stream and not need to do a search </text:span><text:change-end text:change-id="ct93982496"/><text:change-start text:change-id="ct95419104"/><text:span text:style-name="T12">for the matching state/buffer.</text:span><text:change-end text:change-id="ct95419104"/><text:change-start text:change-id="ct62873440"/></text:p>
      <text:h text:style-name="Heading_20_2" text:outline-level="2">Message Formats</text:h>
      <text:h text:style-name="Heading_20_3" text:outline-level="3">Stream Initiate Request</text:h>
      <text:p text:style-name="Standard"><text:change-end text:change-id="ct62873440"/><text:change-start text:change-id="ct62934896"/>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Data content:<text:change-end text:change-id="ct62934896"/></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row>
          <table:table-cell table:style-name="Table2.A1" office:value-type="string">
            <text:p text:style-name="Table_20_Heading"><text:change-start text:change-id="ct63596752"/>Byte<text:change-end text:change-id="ct63596752"/></text:p>
          </table:table-cell>
          <table:table-cell table:style-name="Table2.A1" office:value-type="string">
            <text:p text:style-name="Table_20_Heading"><text:change-start text:change-id="ct63597904"/>Byte<text:change-end text:change-id="ct63597904"/></text:p>
          </table:table-cell>
          <table:table-cell table:style-name="Table2.A1" office:value-type="string">
            <text:p text:style-name="Table_20_Heading"><text:change-start text:change-id="ct62609792"/>Byte<text:change-end text:change-id="ct62609792"/></text:p>
          </table:table-cell>
          <table:table-cell table:style-name="Table2.A1" office:value-type="string">
            <text:p text:style-name="Table_20_Heading"><text:change-start text:change-id="ct63595184"/>Byte<text:change-end text:change-id="ct63595184"/></text:p>
          </table:table-cell>
          <table:table-cell table:style-name="Table2.A1" office:value-type="string">
            <text:p text:style-name="Table_20_Heading"><text:change-start text:change-id="ct62609984"/>Byte<text:change-end text:change-id="ct62609984"/></text:p>
          </table:table-cell>
          <table:table-cell table:style-name="Table2.F1" office:value-type="string">
            <text:p text:style-name="Table_20_Heading"><text:change-start text:change-id="ct62610528"/>Byte<text:change-end text:change-id="ct62610528"/></text:p>
          </table:table-cell>
        </table:table-row>
        <table:table-row>
          <table:table-cell table:style-name="Table2.A2" table:number-columns-spanned="2" office:value-type="string">
            <text:p text:style-name="Table_20_Contents"><text:change-start text:change-id="ct62612000"/>Max Buffer Size<text:change-end text:change-id="ct62612000"/></text:p>
          </table:table-cell>
          <table:covered-table-cell/>
          <table:table-cell table:style-name="Table2.A2" office:value-type="string">
            <text:p text:style-name="Table_20_Contents"><text:change-start text:change-id="ct62612336"/>Flags:</text:p>
            <text:p text:style-name="Table_20_Contents">LSB: <text:change-end text:change-id="ct62612336"/><text:change-start text:change-id="ct62612880"/><text:s/>Type Included<text:line-break/>0: No type specification<text:line-break/>1: First six bytes <text:change-end text:change-id="ct62612880"/><text:change-start text:change-id="ct63341536"/>are unique stream content UID<text:change-end text:change-id="ct63341536"/></text:p>
          </table:table-cell>
          <table:table-cell table:style-name="Table2.A2" office:value-type="string">
            <text:p text:style-name="Table_20_Contents"><text:change-start text:change-id="ct62935568"/>Additional Flags:<text:change-end text:change-id="ct62935568"/></text:p>
          </table:table-cell>
          <table:table-cell table:style-name="Table2.A2" office:value-type="string">
            <text:p text:style-name="Table_20_Contents"><text:change-start text:change-id="ct63342272"/>Source Stream ID<text:change-end text:change-id="ct63342272"/></text:p>
          </table:table-cell>
          <table:table-cell table:style-name="Table2.F2" office:value-type="string">
            <text:p text:style-name="Table_20_Contents"><text:change-start text:change-id="ct63342464"/>(Reserved)<text:change-end text:change-id="ct63342464"/></text:p>
          </table:table-cell>
        </table:table-row>
      </table:table>
      <text:p text:style-name="Standard"><text:change-start text:change-id="ct63343712"/></text:p>
      <text:p text:style-name="Standard"><text:change-end text:change-id="ct63343712"/><text:change-start text:change-id="ct63343904"/></text:p>
      <text:h text:style-name="Heading_20_3" text:outline-level="3">Stream Initiate Reply<text:change-end text:change-id="ct63343904"/></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Heading"><text:change-start text:change-id="ct62936176"/>Byte<text:change-end text:change-id="ct62936176"/></text:p>
          </table:table-cell>
          <table:table-cell table:style-name="Table3.A1" office:value-type="string">
            <text:p text:style-name="Table_20_Heading"><text:change-start text:change-id="ct63548400"/>Byte<text:change-end text:change-id="ct63548400"/></text:p>
          </table:table-cell>
          <table:table-cell table:style-name="Table3.A1" office:value-type="string">
            <text:p text:style-name="Table_20_Heading"><text:change-start text:change-id="ct63343328"/>Byte<text:change-end text:change-id="ct63343328"/></text:p>
          </table:table-cell>
          <table:table-cell table:style-name="Table3.A1" office:value-type="string">
            <text:p text:style-name="Table_20_Heading"><text:change-start text:change-id="ct63344912"/>Byte<text:change-end text:change-id="ct63344912"/></text:p>
          </table:table-cell>
          <table:table-cell table:style-name="Table3.A1" office:value-type="string">
            <text:p text:style-name="Table_20_Heading"><text:change-start text:change-id="ct63344096"/>Byte<text:change-end text:change-id="ct63344096"/></text:p>
          </table:table-cell>
          <table:table-cell table:style-name="Table3.F1" office:value-type="string">
            <text:p text:style-name="Table_20_Heading"><text:change-start text:change-id="ct63344528"/>Byte<text:change-end text:change-id="ct63344528"/></text:p>
          </table:table-cell>
        </table:table-row>
        <table:table-row>
          <table:table-cell table:style-name="Table3.A2" table:number-columns-spanned="2" office:value-type="string">
            <text:p text:style-name="Table_20_Contents"><text:change-start text:change-id="ct62970752"/>Max Buffer Size<text:change-end text:change-id="ct62970752"/></text:p>
          </table:table-cell>
          <table:covered-table-cell/>
          <table:table-cell table:style-name="Table3.A2" office:value-type="string">
            <text:p text:style-name="Table_20_Contents"><text:change-start text:change-id="ct62971856"/>Flags</text:p>
            <text:p text:style-name="Table_20_Contents">LSB: <text:s/>Type Included<text:line-break/>0: No type <text:soft-page-break/>specification<text:line-break/>1: First six bytes are unique stream content UID</text:p>
            <text:p text:style-name="Table_20_Contents">Bit 1:<text:line-break/>1: Stream Rejected, out of order or other “should not happen” error<text:line-break/>0: (nothing)</text:p>
            <text:p text:style-name="Table_20_Contents">Bit 2:</text:p>
            <text:p text:style-name="Table_20_Contents">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62971856"/><text:change-start text:change-id="ct62972048"/> Accept/Reject<text:line-break/>0: Reject<text:line-break/>1: Accept<text:change-end text:change-id="ct62972048"/></text:p>
          </table:table-cell>
          <table:table-cell table:style-name="Table3.A2" office:value-type="string">
            <text:p text:style-name="Table_20_Contents"><text:change-start text:change-id="ct62972240"/>Additional Flag<text:change-end text:change-id="ct62972240"/><text:change-start text:change-id="ct62973072"/>s<text:change-end text:change-id="ct62973072"/><text:change-start text:change-id="ct62927088"/></text:p>
            <text:p text:style-name="Table_20_Contents"><text:soft-page-break/>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text:change-end text:change-id="ct62927088"/><text:change-start text:change-id="ct62927280"/>Invalid Stream Request<text:change-end text:change-id="ct62927280"/><text:change-start text:change-id="ct62927472"/></text:p>
            <text:p text:style-name="Table_20_Contents">Bit 6:<text:line-break/>1: <text:change-end text:change-id="ct62927472"/><text:change-start text:change-id="ct62927952"/>Source not permitted</text:p>
            <text:p text:style-name="Table_20_Contents">Bit 7: <text:line-break/>1: Streams not accepted<text:change-end text:change-id="ct62927952"/><text:change-start text:change-id="ct62928720"/></text:p>
            <text:p text:style-name="Table_20_Contents">if Temporary Error:</text:p>
            <text:p text:style-name="Table_20_Contents">Bit 5:<text:line-break/>1: Buffer full</text:p>
            <text:p text:style-name="Table_20_Contents">Bit 6: <text:line-break/>1: Internal error, out of order<text:line-break/><text:change-end text:change-id="ct62928720"/></text:p>
          </table:table-cell>
          <table:table-cell table:style-name="Table3.A2" office:value-type="string">
            <text:p text:style-name="Table_20_Contents"><text:change-start text:change-id="ct62928912"/>Source Stream ID<text:change-end text:change-id="ct62928912"/></text:p>
          </table:table-cell>
          <table:table-cell table:style-name="Table3.F2" office:value-type="string">
            <text:p text:style-name="Table_20_Contents"><text:change-start text:change-id="ct62929184"/>Destination Stream ID<text:change-end text:change-id="ct62929184"/></text:p>
          </table:table-cell>
        </table:table-row>
      </table:table>
      <text:p text:style-name="Standard"><text:change-start text:change-id="ct62510240"/></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ext:soft-page-break/>
        <table:table-row>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Stream Data Complete</text:h>
      <text:p text:style-name="Standard"/>
      <table:table table:name="Table5" table:style-name="Table5">
        <table:table-column table:style-name="Table5.A" table:number-columns-repeated="3"/>
        <table:table-column table:style-name="Table5.D"/>
        <table:table-row>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62510240"/><text:change text:change-id="ct63596944"/><text:change-start text:change-id="ct62878704"/>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text:soft-page-break/>“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ext:soft-page-break/>The destination may, but is not required to, send a Stream Data Proceed (Addressed) message to <text:span text:style-name="T6">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62878704"/></text:p>
      <text:h text:style-name="Heading_20_1" text:outline-level="1"><text:change text:change-id="ct63303856"/><text:change-start text:change-id="ct63721696"/>Background Information<text:change-end text:change-id="ct63721696"/></text:h>
      <text:h text:style-name="Heading_20_2" text:outline-level="2"><text:change-start text:change-id="ct63616528"/>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text:soft-page-break/>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63616528"/><text:change text:change-id="ct63302576"/><text:change text:change-id="ct63302384"/><text:change-start text:change-id="ct63311024"/></text:p>
      <text:p text:style-name="P13"><text:change-end text:change-id="ct63311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7"><text:s/>1.1 Served Use Cases<text:tab/>1</text:p>
          <text:p text:style-name="P17"><text:s/>1.2 Unserved Use Cases<text:tab/>1</text:p>
          <text:p text:style-name="P16"><text:s/>1.2.1 Environment of Proposal<text:tab/>1</text:p>
          <text:p text:style-name="P14"><text:s/>1.2.1.1 Requirements<text:tab/>1</text:p>
          <text:p text:style-name="P14"><text:s/>1.2.1.2 Preferences<text:tab/>1</text:p>
          <text:p text:style-name="P14"><text:s/>1.2.1.3 Design Points<text:tab/>2</text:p>
          <text:p text:style-name="P15"><text:s/>2 Specified Sections<text:tab/>2</text:p>
          <text:p text:style-name="P17"><text:s/>2.1 Introduction<text:tab/>2</text:p>
          <text:p text:style-name="P17"><text:s/>2.2 Intended Use<text:tab/>2</text:p>
          <text:p text:style-name="P17"><text:s/>2.3 Reference and Context<text:tab/>2</text:p>
          <text:p text:style-name="P17"><text:s/>2.4 Message Formats<text:tab/>2</text:p>
          <text:p text:style-name="P16"><text:s/>2.4.1 Stream Initiate Request<text:tab/>2</text:p>
          <text:p text:style-name="P16"><text:s/>2.4.2 Stream Initiate Reply<text:tab/>3</text:p>
          <text:p text:style-name="P16"><text:s/>2.4.3 Stream Data Send<text:tab/>4</text:p>
          <text:p text:style-name="P16"><text:s/>2.4.4 Stream Data Proceed<text:tab/>4</text:p>
          <text:p text:style-name="P16"><text:s/>2.4.5 Stream Data Complete<text:tab/>4</text:p>
          <text:p text:style-name="P17"><text:s/>2.5 States<text:tab/>4</text:p>
          <text:p text:style-name="P17"><text:s/>2.6 Interactions<text:tab/>4</text:p>
          <text:p text:style-name="P15"><text:s/>3 Background Information<text:tab/>6</text:p>
          <text:p text:style-name="P17"><text:s/>3.1 Stream Content Type Identification<text:tab/>6</text:p>
          <text:p text:style-name="P17"><text:s/>3.2 Buffer Size<text:tab/>6</text:p>
          <text:p text:style-name="P17"><text:s/>3.3 CAN Discussion<text:tab/>7</text:p>
          <text:p text:style-name="P17"><text:s/>3.4 Implementation Notes<text:tab/>7</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officeooo:rsid="001ad35f"/>
    </style:style>
    <style:style style:name="MT4" style:family="text">
      <style:text-properties fo:font-size="9pt" style:font-size-asian="9pt"/>
    </style:style>
    <style:style style:name="MT5" style:family="text">
      <style:text-properties fo:font-size="8pt" style:font-size-asian="8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63718688" text:id="ct63718688">
            <text:deletion>
              <office:change-info>
                <dc:creator>Bob Jacobsen</dc:creator>
                <dc:date>2013-02-15T12:47:00</dc:date>
              </office:change-info>
              <text:p text:style-name="MP1">-CAN </text:p>
            </text:deletion>
          </text:changed-region>
          <text:changed-region xml:id="ct63717904" text:id="ct63717904">
            <text:insertion>
              <office:change-info>
                <dc:creator>Bob Jacobsen</dc:creator>
                <dc:date>2013-02-15T12:47:00</dc:date>
              </office:change-info>
            </text:insertion>
          </text:changed-region>
          <text:changed-region xml:id="ct63718128" text:id="ct63718128">
            <text:deletion>
              <office:change-info>
                <dc:creator>Bob Jacobsen</dc:creator>
                <dc:date>2013-10-17T00:26:00</dc:date>
              </office:change-info>
              <text:p text:style-name="MP1">Praesent Gravida</text:p>
            </text:deletion>
          </text:changed-region>
          <text:changed-region xml:id="ct63702512" text:id="ct63702512">
            <text:insertion>
              <office:change-info>
                <dc:creator>Bob Jacobsen</dc:creator>
                <dc:date>2013-10-17T00:26:00</dc:date>
              </office:change-info>
            </text:insertion>
          </text:changed-region>
          <text:changed-region xml:id="ct63702704" text:id="ct63702704">
            <text:deletion>
              <office:change-info>
                <dc:creator>Bob Jacobsen</dc:creator>
                <dc:date>2013-02-15T12:47:00</dc:date>
              </office:change-info>
              <text:p text:style-name="MP1">Technical</text:p>
            </text:deletion>
          </text:changed-region>
          <text:changed-region xml:id="ct63702896" text:id="ct63702896">
            <text:insertion>
              <office:change-info>
                <dc:creator>Bob Jacobsen</dc:creator>
                <dc:date>2013-02-15T12:47:00</dc:date>
              </office:change-info>
            </text:insertion>
          </text:changed-region>
        </text:tracked-changes>
        <text:p text:style-name="MP1"><draw:custom-shape text:anchor-type="char" draw:z-index="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63718688"/><text:change-start text:change-id="ct63717904"/> <text:change-end text:change-id="ct63717904"/><text:change text:change-id="ct63718128"/><text:change-start text:change-id="ct63702512"/>Stream Transport<text:change-end text:change-id="ct63702512"/> <text:change text:change-id="ct63702704"/><text:change-start text:change-id="ct63702896"/>Working<text:change-end text:change-id="ct63702896"/> Note</text:p>
      </style:header>
      <style:footer>
        <text:tracked-changes>
          <text:changed-region xml:id="ct63756832" text:id="ct63756832">
            <text:deletion>
              <office:change-info>
                <dc:creator>Bob Jacobsen</dc:creator>
                <dc:date>2012-03-27T10:08:00</dc:date>
              </office:change-info>
              <text:p text:style-name="MP4"><text:span text:style-name="Page_20_Number"><text:span text:style-name="MT2">1</text:span></text:span></text:p>
            </text:deletion>
          </text:changed-region>
          <text:changed-region xml:id="ct63745024" text:id="ct63745024">
            <text:insertion>
              <office:change-info>
                <dc:creator>Bob Jacobsen</dc:creator>
                <dc:date>2013-01-27T11:48:00</dc:date>
              </office:change-info>
            </text:insertion>
          </text:changed-region>
          <text:changed-region xml:id="ct63753296" text:id="ct63753296">
            <text:deletion>
              <office:change-info>
                <dc:creator>Bob Jacobsen</dc:creator>
                <dc:date>2013-02-06T22:27:00</dc:date>
              </office:change-info>
              <text:p text:style-name="MP4"><text:span text:style-name="Page_20_Number"><text:span text:style-name="MT2"><text:date style:data-style-name="N120" text:date-value="2014-12-23T19:30:22.111783479">12/23/2014</text:date></text:span></text:span></text:p>
            </text:deletion>
          </text:changed-region>
          <text:changed-region xml:id="ct63769088" text:id="ct63769088">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63756832"/><text:change-start text:change-id="ct63745024"/><text:span text:style-name="Page_20_Number"><text:span text:style-name="MT2">3</text:span></text:span><text:change-end text:change-id="ct63745024"/><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change text:change-id="ct63753296"/><text:change-start text:change-id="ct63769088"/><text:span text:style-name="Page_20_Number"><text:span text:style-name="MT2"><text:date style:data-style-name="N75" text:date-value="2014-12-23T19:30:22.112857201">Dec 23, 2014</text:date></text:span></text:span><text:change-end text:change-id="ct63769088"/></text:p>
      </style:footer>
    </style:master-page>
    <style:master-page style:name="First_20_Page" style:display-name="First Page" style:page-layout-name="Mpm2" style:next-style-name="Standard">
      <style:header>
        <text:tracked-changes>
          <text:changed-region xml:id="ct63793968" text:id="ct63793968">
            <text:deletion>
              <office:change-info>
                <dc:creator>Unknown Author</dc:creator>
                <dc:date>2014-12-23T00:49:00</dc:date>
              </office:change-info>
              <text:p text:style-name="MP7"><text:s/>Note</text:p>
            </text:deletion>
          </text:changed-region>
          <text:changed-region xml:id="ct63791488" text:id="ct63791488">
            <text:deletion>
              <office:change-info>
                <dc:creator>Bob Jacobsen</dc:creator>
                <dc:date>2012-11-15T01:15:00</dc:date>
              </office:change-info>
              <text:p text:style-name="MP7">Technical</text:p>
            </text:deletion>
          </text:changed-region>
          <text:changed-region xml:id="ct62969728" text:id="ct62969728">
            <text:deletion>
              <office:change-info>
                <dc:creator>Unknown Author</dc:creator>
                <dc:date>2014-12-23T00:49:00</dc:date>
              </office:change-info>
              <text:p text:style-name="MP7">Working</text:p>
            </text:deletion>
          </text:changed-region>
          <text:changed-region xml:id="ct62968768" text:id="ct62968768">
            <text:insertion>
              <office:change-info>
                <dc:creator>Unknown Author</dc:creator>
                <dc:date>2014-12-23T00:49:00</dc:date>
              </office:change-info>
            </text:insertion>
          </text:changed-region>
          <text:changed-region xml:id="ct62967776" text:id="ct62967776">
            <text:deletion>
              <office:change-info>
                <dc:creator>Bob Jacobsen</dc:creator>
                <dc:date>2013-10-17T00:24:00</dc:date>
              </office:change-info>
              <text:p text:style-name="MP7">(title)</text:p>
            </text:deletion>
          </text:changed-region>
          <text:changed-region xml:id="ct62968960" text:id="ct62968960">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xt:change text:change-id="ct63793968"/><text:change text:change-id="ct63791488"/><text:change text:change-id="ct62969728"/><text:change-start text:change-id="ct62968768"/><text:span text:style-name="MT3">Technical Note</text:span><text:change-end text:change-id="ct6296876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2967776"/><text:change-start text:change-id="ct62968960"/>Stream Transport<text:change-end text:change-id="ct6296896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23T19:30:22.117915889">Dec 23, 2014</text:date></text:p>
            </table:table-cell>
            <table:table-cell table:style-name="Table1.C1" office:value-type="string">
              <text:p text:style-name="MP7">Preliminary</text:p>
            </table:table-cell>
          </table:table-row>
        </table:table>
        <text:p text:style-name="Header"/>
      </style:header>
      <style:footer>
        <text:tracked-changes>
          <text:changed-region xml:id="ct63796656" text:id="ct63796656">
            <text:deletion>
              <office:change-info>
                <dc:creator>Bob Jacobsen</dc:creator>
                <dc:date>2012-03-27T10:08:00</dc:date>
              </office:change-info>
              <text:p text:style-name="MP8"><text:span text:style-name="Page_20_Number"><text:span text:style-name="MT2">1</text:span></text:span></text:p>
            </text:deletion>
          </text:changed-region>
          <text:changed-region xml:id="ct63799808" text:id="ct63799808">
            <text:insertion>
              <office:change-info>
                <dc:creator>Bob Jacobsen</dc:creator>
                <dc:date>2013-01-27T11:48:00</dc:date>
              </office:change-info>
            </text:insertion>
          </text:changed-region>
          <text:changed-region xml:id="ct63828576" text:id="ct63828576">
            <text:deletion>
              <office:change-info>
                <dc:creator>Bob Jacobsen</dc:creator>
                <dc:date>2013-02-06T22:27:00</dc:date>
              </office:change-info>
              <text:p text:style-name="MP8"><text:span text:style-name="Page_20_Number"><text:span text:style-name="MT5"><text:date style:data-style-name="N120" text:date-value="2014-12-23T19:30:22.118678432">12/23/2014</text:date></text:span></text:span></text:p>
            </text:deletion>
          </text:changed-region>
          <text:changed-region xml:id="ct63833456" text:id="ct63833456">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63796656"/><text:change-start text:change-id="ct63799808"/><text:span text:style-name="Page_20_Number"><text:span text:style-name="MT2">3</text:span></text:span><text:change-end text:change-id="ct6379980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9</text:page-count></text:span></text:span><text:span text:style-name="Page_20_Number"><text:span text:style-name="MT5"> - </text:span></text:span><text:change text:change-id="ct63828576"/><text:change-start text:change-id="ct63833456"/><text:span text:style-name="Page_20_Number"><text:span text:style-name="MT5"><text:date style:data-style-name="N75" text:date-value="2014-12-23T19:30:22.120214207">Dec 23, 2014</text:date></text:span></text:span><text:change-end text:change-id="ct6383345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8</meta:editing-cycles>
    <meta:editing-duration>P1DT17H49M49S</meta:editing-duration>
    <meta:generator>LibreOffice/4.2.7.2$Linux_X86_64 LibreOffice_project/420m0$Build-2</meta:generator>
    <dc:date>2014-12-23T19:30:22.057405828</dc:date>
    <dc:creator>Balazs Racz</dc:creator>
    <meta:document-statistic meta:table-count="5" meta:image-count="0" meta:object-count="0" meta:page-count="9" meta:paragraph-count="171" meta:word-count="3092" meta:character-count="18340" meta:non-whitespace-character-count="15351"/>
    <meta:user-defined meta:name="Info 1"/>
    <meta:user-defined meta:name="Info 2"/>
    <meta:user-defined meta:name="Info 3"/>
    <meta:user-defined meta:name="Info 4"/>
  </office:meta>
</office:document-meta>
</file>